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5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ackground-color="#000000"/>
    </style:style>
    <style:style style:name="ce104" style:family="table-cell" style:parent-style-name="Default">
      <style:table-cell-properties fo:background-color="#cccccc" style:text-align-source="fix" style:repeat-content="false"/>
      <style:paragraph-properties fo:text-align="start" fo:margin-left="3.53mm"/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underline-style="solid" style:text-underline-width="auto" style:text-underline-color="font-color"/>
    </style:style>
    <style:style style:name="ce106" style:family="table-cell" style:parent-style-name="Default" style:data-style-name="N104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108" style:family="table-cell" style:parent-style-name="Default" style:data-style-name="N104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04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111" style:family="table-cell" style:parent-style-name="Default" style:data-style-name="N11">
      <style:table-cell-properties fo:background-color="#cccccc"/>
    </style:style>
    <style:style style:name="ce112" style:family="table-cell" style:parent-style-name="Default" style:data-style-name="N11">
      <style:table-cell-properties fo:background-color="#eeeeee"/>
    </style:style>
    <style:style style:name="ce113" style:family="table-cell" style:parent-style-name="Default" style:data-style-name="N11">
      <style:text-properties fo:font-weight="bold" style:font-weight-asian="bold" style:font-weight-complex="bold"/>
    </style:style>
    <style:style style:name="ce114" style:family="table-cell" style:parent-style-name="Default" style:data-style-name="N104">
      <style:table-cell-properties fo:background-color="#000000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 style:data-style-name="N104">
      <style:table-cell-properties fo:background-color="#cccccc"/>
    </style:style>
    <style:style style:name="ce117" style:family="table-cell" style:parent-style-name="Default" style:data-style-name="N104">
      <style:table-cell-properties fo:background-color="#cccccc" style:vertical-align="middle"/>
    </style:style>
    <style:style style:name="ce118" style:family="table-cell" style:parent-style-name="Default" style:data-style-name="N4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119" style:family="table-cell" style:parent-style-name="Default" style:data-style-name="N104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20" style:family="table-cell" style:parent-style-name="Default" style:data-style-name="N104">
      <style:table-cell-properties style:vertical-align="middle"/>
      <style:text-properties fo:font-size="9pt" style:font-size-asian="9pt" style:font-size-complex="9pt"/>
    </style:style>
    <style:style style:name="ce121" style:family="table-cell" style:parent-style-name="Default" style:data-style-name="N104">
      <style:text-properties fo:font-size="9pt" style:font-size-asian="9pt" style:font-size-complex="9pt"/>
    </style:style>
    <style:style style:name="ce122" style:family="table-cell" style:parent-style-name="Default" style:data-style-name="N104"/>
    <style:style style:name="ce8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92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text-underline-style="solid" style:text-underline-width="auto" style:text-und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underline-style="solid" style:text-underline-width="auto" style:text-und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7.06mm"/>
      <style:text-properties fo:font-weight="bold" style:font-weight-asian="bold" style:font-weight-complex="bold"/>
    </style:style>
    <style:style style:name="ce99" style:family="table-cell" style:parent-style-name="Default">
      <style:text-properties style:font-name="Verdana" fo:font-size="14pt" style:font-size-asian="14pt" style:font-size-complex="14pt"/>
    </style:style>
    <style:style style:name="ce1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style:text-underline-style="solid" style:text-underline-width="auto" style:text-underline-color="font-color"/>
    </style:style>
    <style:style style:name="ce125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 style:data-style-name="N11"/>
    <style:style style:name="ce129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eeeeee"/>
    </style:style>
    <style:style style:name="ce44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48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underline-style="solid" style:text-underline-width="auto" style:text-und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7.06mm"/>
      <style:text-properties fo:font-weight="bold" style:font-weight-asian="bold" style:font-weight-complex="bold"/>
    </style:style>
    <style:style style:name="ce55" style:family="table-cell" style:parent-style-name="Default">
      <style:text-properties style:font-name="Verdana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background-color="#cccccc" style:text-align-source="fix" style:repeat-content="false"/>
      <style:paragraph-properties fo:text-align="start" fo:margin-left="3.53mm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04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64" style:family="table-cell" style:parent-style-name="Default" style:data-style-name="N104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104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67" style:family="table-cell" style:parent-style-name="Default" style:data-style-name="N11">
      <style:table-cell-properties fo:background-color="#cccccc"/>
    </style:style>
    <style:style style:name="ce68" style:family="table-cell" style:parent-style-name="Default" style:data-style-name="N11">
      <style:table-cell-properties fo:background-color="#eeeeee"/>
    </style:style>
    <style:style style:name="ce69" style:family="table-cell" style:parent-style-name="Default" style:data-style-name="N11"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000000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2" style:family="table-cell" style:parent-style-name="Default" style:data-style-name="N104">
      <style:table-cell-properties fo:background-color="#cccccc"/>
    </style:style>
    <style:style style:name="ce73" style:family="table-cell" style:parent-style-name="Default" style:data-style-name="N104">
      <style:table-cell-properties fo:background-color="#cccccc" style:vertical-align="middle"/>
    </style:style>
    <style:style style:name="ce74" style:family="table-cell" style:parent-style-name="Default" style:data-style-name="N4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75" style:family="table-cell" style:parent-style-name="Default" style:data-style-name="N104">
      <style:table-cell-properties fo:background-color="#eeeeee"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76" style:family="table-cell" style:parent-style-name="Default" style:data-style-name="N104">
      <style:table-cell-properties style:vertical-align="middle"/>
      <style:text-properties fo:font-size="9pt" style:font-size-asian="9pt" style:font-size-complex="9pt"/>
    </style:style>
    <style:style style:name="ce77" style:family="table-cell" style:parent-style-name="Default" style:data-style-name="N104">
      <style:text-properties fo:font-size="9pt" style:font-size-asian="9pt" style:font-size-complex="9pt"/>
    </style:style>
    <style:style style:name="ce78" style:family="table-cell" style:parent-style-name="Default" style:data-style-name="N104"/>
    <style:style style:name="ce7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ext-properties style:text-underline-style="solid" style:text-underline-width="auto" style:text-underline-color="font-color"/>
    </style:style>
    <style:style style:name="ce81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1"/>
    <style:style style:name="ce85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eeeee"/>
    </style:style>
    <style:style style:name="T1" style:family="text">
      <style:text-properties style:font-weight-asian="bold" style:font-weight-complex="bold"/>
    </style:style>
    <style:style style:name="T3" style:family="text">
      <style:text-properties style:text-position="super 58%" style:font-weight-asian="bold" style:font-weight-complex="bold"/>
    </style:style>
    <style:style style:name="T4" style:family="text">
      <style:text-properties style:font-weight-asian="bold" style:font-weight-complex="bold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esource Budgeting Calculator" table:style-name="ta1">
        <table:table-column table:style-name="co1" table:default-cell-style-name="ce53"/>
        <table:table-column table:style-name="co1" table:number-columns-repeated="2" table:default-cell-style-name="Default"/>
        <table:table-column table:style-name="co1" table:default-cell-style-name="ce56"/>
        <table:table-column table:style-name="co1" table:default-cell-style-name="ce68"/>
        <table:table-column table:style-name="co1" table:number-columns-repeated="3" table:default-cell-style-name="Default"/>
        <table:table-column table:style-name="co1" table:default-cell-style-name="ce56"/>
        <table:table-column table:style-name="co1" table:default-cell-style-name="ce76"/>
        <table:table-column table:style-name="co2" table:number-columns-repeated="10" table:default-cell-style-name="Default"/>
        <table:table-row table:style-name="ro1">
          <table:table-cell table:style-name="ce44" office:value-type="string" calcext:value-type="string">
            <text:p>[PROJECT NAME]</text:p>
          </table:table-cell>
          <table:table-cell table:style-name="ce55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71"/>
          <table:table-cell table:number-columns-repeated="10"/>
        </table:table-row>
        <table:table-row table:style-name="ro2">
          <table:table-cell table:style-name="ce45" office:value-type="string" calcext:value-type="string">
            <text:p>Total Budget:</text:p>
          </table:table-cell>
          <table:table-cell table:style-name="ce45"/>
          <table:table-cell/>
          <table:table-cell table:style-name="ce62" office:value-type="currency" office:currency="CAD" office:value="25000" calcext:value-type="currency" table:number-columns-spanned="2" table:number-rows-spanned="1">
            <text:p>$25,000.00</text:p>
          </table:table-cell>
          <table:covered-table-cell table:style-name="Default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46" office:value-type="string" calcext:value-type="string" table:number-columns-spanned="3" table:number-rows-spanned="1">
            <text:p>Target Periods To Complete:</text:p>
          </table:table-cell>
          <table:covered-table-cell table:style-name="ce56"/>
          <table:covered-table-cell/>
          <table:table-cell table:style-name="ce63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47" office:value-type="string" calcext:value-type="string">
            <text:p>*Periods are 4 week intervals*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48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49" office:value-type="string" calcext:value-type="string" table:number-columns-spanned="3" table:number-rows-spanned="1">
            <text:p>Staffing Cost Per Period:</text:p>
          </table:table-cell>
          <table:covered-table-cell table:style-name="ce51"/>
          <table:covered-table-cell table:style-name="ce59"/>
          <table:table-cell table:style-name="ce64" table:formula="of:=SUM(['Employee Cost Manager'.J8:.J49])" office:value-type="currency" office:currency="CAD" office:value="9320" calcext:value-type="currency" table:number-columns-spanned="2" table:number-rows-spanned="1">
            <text:p>$9,320.00</text:p>
          </table:table-cell>
          <table:covered-table-cell table:style-name="ce59"/>
          <table:table-cell table:style-name="ce59"/>
          <table:table-cell table:style-name="ce51" office:value-type="string" calcext:value-type="string">
            <text:p>Projected Cost:</text:p>
          </table:table-cell>
          <table:table-cell table:style-name="ce57"/>
          <table:table-cell table:style-name="ce70" table:formula="of:= [.D7] * [.D4]" office:value-type="currency" office:currency="CAD" office:value="18640" calcext:value-type="currency" table:number-columns-spanned="2" table:number-rows-spanned="1">
            <text:p>$18,640.00</text:p>
          </table:table-cell>
          <table:covered-table-cell table:style-name="ce59"/>
          <table:table-cell table:number-columns-repeated="10"/>
        </table:table-row>
        <table:table-row table:style-name="ro3">
          <table:table-cell table:style-name="ce50" office:value-type="string" calcext:value-type="string">
            <text:p>Administration</text:p>
          </table:table-cell>
          <table:table-cell table:number-columns-repeated="2"/>
          <table:table-cell office:value-type="string" calcext:value-type="string">
            <text:p>Avg Rate:</text:p>
          </table:table-cell>
          <table:table-cell table:style-name="ce66" table:formula="of:=AVERAGE(['Employee Cost Manager'.D8:.D17])" office:value-type="currency" office:currency="CAD" office:value="13.75" calcext:value-type="currency">
            <text:p>$13.75</text:p>
          </table:table-cell>
          <table:table-cell table:number-columns-repeated="2"/>
          <table:table-cell table:style-name="ce46" office:value-type="string" calcext:value-type="string">
            <text:p>Hours Per Week:</text:p>
          </table:table-cell>
          <table:table-cell table:style-name="ce71"/>
          <table:table-cell table:style-name="ce74" table:formula="of:=SUM(['Employee Cost Manager'.G8:.G17])" office:value-type="float" office:value="95" calcext:value-type="float">
            <text:p>95.00</text:p>
          </table:table-cell>
          <table:table-cell table:number-columns-repeated="10"/>
        </table:table-row>
        <table:table-row table:style-name="ro3">
          <table:table-cell table:style-name="ce50" office:value-type="string" calcext:value-type="string">
            <text:p>Employees</text:p>
          </table:table-cell>
          <table:table-cell table:number-columns-repeated="2"/>
          <table:table-cell office:value-type="string" calcext:value-type="string">
            <text:p>Avg Rate:</text:p>
          </table:table-cell>
          <table:table-cell table:style-name="ce66" table:formula="of:=AVERAGE(['Employee Cost Manager'.D19:.D49])" office:value-type="currency" office:currency="CAD" office:value="10" calcext:value-type="currency">
            <text:p>$10.00</text:p>
          </table:table-cell>
          <table:table-cell table:number-columns-repeated="2"/>
          <table:table-cell table:style-name="ce46" office:value-type="string" calcext:value-type="string">
            <text:p>Hours Per Week:</text:p>
          </table:table-cell>
          <table:table-cell table:style-name="ce71"/>
          <table:table-cell table:style-name="ce74" table:formula="of:=SUM(['Employee Cost Manager'.G19:.G49])" office:value-type="float" office:value="103" calcext:value-type="float">
            <text:p>103.00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49" office:value-type="string" calcext:value-type="string" table:number-columns-spanned="2" table:number-rows-spanned="1">
            <text:p>Monthly Costs:</text:p>
          </table:table-cell>
          <table:covered-table-cell table:style-name="ce57"/>
          <table:table-cell table:style-name="ce59"/>
          <table:table-cell table:style-name="ce64" table:formula="of:=IF(SUM([.E13:.E15];[.J13:.J15])&gt;0;SUM([.E13:.E15];[.J13:.J15]);n/a)" office:value-type="currency" office:currency="CAD" office:value="169" calcext:value-type="currency" table:number-columns-spanned="2" table:number-rows-spanned="1">
            <text:p>$169.00</text:p>
          </table:table-cell>
          <table:covered-table-cell table:style-name="ce59"/>
          <table:table-cell table:style-name="ce59"/>
          <table:table-cell table:style-name="ce49" office:value-type="string" calcext:value-type="string" table:number-columns-spanned="2" table:number-rows-spanned="1">
            <text:p>Projected Cost:</text:p>
          </table:table-cell>
          <table:covered-table-cell table:style-name="ce59"/>
          <table:table-cell table:style-name="ce70" table:formula="of:=[.D11] * [.D4]" office:value-type="currency" office:currency="CAD" office:value="338" calcext:value-type="currency" table:number-columns-spanned="2" table:number-rows-spanned="1">
            <text:p>$338.00</text:p>
          </table:table-cell>
          <table:covered-table-cell table:style-name="ce64"/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0" office:value-type="string" calcext:value-type="string">
            <text:p>Monthly Bill #1:</text:p>
          </table:table-cell>
          <table:table-cell table:number-columns-repeated="2"/>
          <table:table-cell office:value-type="string" calcext:value-type="string">
            <text:p>Cost:</text:p>
          </table:table-cell>
          <table:table-cell table:style-name="ce66" office:value-type="currency" office:currency="CAD" office:value="100" calcext:value-type="currency">
            <text:p>$100.00</text:p>
          </table:table-cell>
          <table:table-cell table:style-name="ce50" office:value-type="string" calcext:value-type="string">
            <text:p>Monthly Bill #4:</text:p>
          </table:table-cell>
          <table:table-cell table:number-columns-repeated="2"/>
          <table:table-cell office:value-type="string" calcext:value-type="string">
            <text:p>Cost:</text:p>
          </table:table-cell>
          <table:table-cell table:style-name="ce75" office:value-type="currency" office:currency="CAD" office:value="10" calcext:value-type="currency">
            <text:p>$10.00</text:p>
          </table:table-cell>
          <table:table-cell table:number-columns-repeated="10"/>
        </table:table-row>
        <table:table-row table:style-name="ro3">
          <table:table-cell table:style-name="ce50" office:value-type="string" calcext:value-type="string">
            <text:p>Monthly Bill #2:</text:p>
          </table:table-cell>
          <table:table-cell table:number-columns-repeated="2"/>
          <table:table-cell office:value-type="string" calcext:value-type="string">
            <text:p>Cost:</text:p>
          </table:table-cell>
          <table:table-cell table:style-name="ce66" office:value-type="currency" office:currency="CAD" office:value="15" calcext:value-type="currency">
            <text:p>$15.00</text:p>
          </table:table-cell>
          <table:table-cell table:style-name="ce50" office:value-type="string" calcext:value-type="string">
            <text:p>Monthly Bill #5:</text:p>
          </table:table-cell>
          <table:table-cell table:number-columns-repeated="2"/>
          <table:table-cell office:value-type="string" calcext:value-type="string">
            <text:p>Cost:</text:p>
          </table:table-cell>
          <table:table-cell table:style-name="ce75" office:value-type="currency" office:currency="CAD" office:value="17.5" calcext:value-type="currency">
            <text:p>$17.50</text:p>
          </table:table-cell>
          <table:table-cell table:number-columns-repeated="10"/>
        </table:table-row>
        <table:table-row table:style-name="ro3">
          <table:table-cell table:style-name="ce50" office:value-type="string" calcext:value-type="string">
            <text:p>Monthly Bill #3:</text:p>
          </table:table-cell>
          <table:table-cell table:number-columns-repeated="2"/>
          <table:table-cell office:value-type="string" calcext:value-type="string">
            <text:p>Cost:</text:p>
          </table:table-cell>
          <table:table-cell table:style-name="ce66" office:value-type="currency" office:currency="CAD" office:value="25" calcext:value-type="currency">
            <text:p>$25.00</text:p>
          </table:table-cell>
          <table:table-cell table:style-name="ce50" office:value-type="string" calcext:value-type="string">
            <text:p>Monthly Bill #6:</text:p>
          </table:table-cell>
          <table:table-cell table:number-columns-repeated="2"/>
          <table:table-cell office:value-type="string" calcext:value-type="string">
            <text:p>Cost:</text:p>
          </table:table-cell>
          <table:table-cell table:style-name="ce75" office:value-type="currency" office:currency="CAD" office:value="1.5" calcext:value-type="currency">
            <text:p>$1.50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1" office:value-type="string" calcext:value-type="string">
            <text:p>Resource Budget:</text:p>
          </table:table-cell>
          <table:table-cell table:style-name="ce51"/>
          <table:table-cell table:style-name="ce59"/>
          <table:table-cell table:style-name="ce64" table:formula="of:= [.D2] - [.I7] - [.I11]" office:value-type="currency" office:currency="CAD" office:value="6022" calcext:value-type="currency" table:number-columns-spanned="2" table:number-rows-spanned="1">
            <text:p>$6,022.00</text:p>
          </table:table-cell>
          <table:covered-table-cell table:style-name="ce59"/>
          <table:table-cell table:style-name="ce59" table:number-columns-repeated="5"/>
          <table:table-cell table:number-columns-repeated="10"/>
        </table:table-row>
        <table:table-row table:style-name="ro3">
          <table:table-cell table:style-name="ce52" office:value-type="string" calcext:value-type="string">
            <text:p>Images</text:p>
          </table:table-cell>
          <table:table-cell table:style-name="ce58"/>
          <table:table-cell table:style-name="ce60"/>
          <table:table-cell table:style-name="ce65" office:value-type="string" calcext:value-type="string">
            <text:p>Category %:</text:p>
          </table:table-cell>
          <table:table-cell table:style-name="ce67" office:value-type="percentage" office:value="0.2" calcext:value-type="percentage">
            <text:p>20.00%</text:p>
          </table:table-cell>
          <table:table-cell table:style-name="ce58" table:number-columns-repeated="3"/>
          <table:table-cell table:style-name="ce72" table:formula="of:=[.D17] * [.E18]" office:value-type="currency" office:currency="CAD" office:value="1204.4" calcext:value-type="currency" table:number-columns-spanned="2" table:number-rows-spanned="1">
            <text:p>$1,204.40</text:p>
          </table:table-cell>
          <table:covered-table-cell table:style-name="ce72"/>
          <table:table-cell table:number-columns-repeated="10"/>
        </table:table-row>
        <table:table-row table:style-name="ro3">
          <table:table-cell office:value-type="string" calcext:value-type="string">
            <text:p>Sprites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3" calcext:value-type="percentage">
            <text:p>3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18] * [.E19]" office:value-type="currency" office:currency="CAD" office:value="361.32" calcext:value-type="currency">
            <text:p>$361.3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ackgrounds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15" calcext:value-type="percentage">
            <text:p>15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18] * [.E20]" office:value-type="currency" office:currency="CAD" office:value="180.66" calcext:value-type="currency">
            <text:p>$180.6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tems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15" calcext:value-type="percentage">
            <text:p>15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18] * [.E21]" office:value-type="currency" office:currency="CAD" office:value="180.66" calcext:value-type="currency">
            <text:p>$180.6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User Interface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18] * [.E22]" office:value-type="currency" office:currency="CAD" office:value="120.44" calcext:value-type="currency">
            <text:p>$120.4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ile Sets</text:p>
          </table:table-cell>
          <table:table-cell table:number-columns-repeated="2"/>
          <table:table-cell office:value-type="string" calcext:value-type="string">
            <text:p>Planned %: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18] * [.E23]" office:value-type="currency" office:currency="CAD" office:value="301.1" calcext:value-type="currency">
            <text:p>$301.1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lanned %:</text:p>
          </table:table-cell>
          <table:table-cell office:value-type="percentage" office:value="0.05" calcext:value-type="percentage">
            <text:p>5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18] * [.E24]" office:value-type="currency" office:currency="CAD" office:value="60.22" calcext:value-type="currency">
            <text:p>$60.22</text:p>
          </table:table-cell>
          <table:table-cell table:number-columns-repeated="10"/>
        </table:table-row>
        <table:table-row table:style-name="ro3">
          <table:table-cell table:style-name="ce54"/>
          <table:table-cell table:number-columns-repeated="2"/>
          <table:table-cell office:value-type="string" calcext:value-type="string">
            <text:p>Percentage Claimed:</text:p>
          </table:table-cell>
          <table:table-cell table:style-name="ce69" table:formula="of:=SUM([.E19:.E24])" office:value-type="percentage" office:value="1" calcext:value-type="percentage">
            <text:p>100.00%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2" office:value-type="string" calcext:value-type="string">
            <text:p>Audio</text:p>
          </table:table-cell>
          <table:table-cell table:style-name="ce58"/>
          <table:table-cell table:style-name="ce60"/>
          <table:table-cell table:style-name="ce65" office:value-type="string" calcext:value-type="string">
            <text:p>Category %:</text:p>
          </table:table-cell>
          <table:table-cell table:style-name="ce67" office:value-type="percentage" office:value="0.3" calcext:value-type="percentage">
            <text:p>30.00%</text:p>
          </table:table-cell>
          <table:table-cell table:style-name="ce58" table:number-columns-repeated="3"/>
          <table:table-cell table:style-name="ce73" table:formula="of:=[.D17] * [.E27]" office:value-type="currency" office:currency="CAD" office:value="1806.6" calcext:value-type="currency" table:number-columns-spanned="2" table:number-rows-spanned="1">
            <text:p>$1,806.60</text:p>
          </table:table-cell>
          <table:covered-table-cell table:style-name="ce72"/>
          <table:table-cell table:number-columns-repeated="10"/>
        </table:table-row>
        <table:table-row table:style-name="ro3">
          <table:table-cell office:value-type="string" calcext:value-type="string">
            <text:p>Music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7" calcext:value-type="percentage">
            <text:p>7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27] * [.E28]" office:value-type="currency" office:currency="CAD" office:value="1264.62" calcext:value-type="currency">
            <text:p>$1,264.6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FX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3" calcext:value-type="percentage">
            <text:p>3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27] * [.E29]" office:value-type="currency" office:currency="CAD" office:value="541.98" calcext:value-type="currency">
            <text:p>$541.98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61"/>
          <table:table-cell office:value-type="string" calcext:value-type="string">
            <text:p>Percentage Claimed:</text:p>
          </table:table-cell>
          <table:table-cell table:style-name="ce69" table:formula="of:=SUM([.E28:.E29]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27] * [.E30]" office:value-type="currency" office:currency="CAD" office:value="1806.6" calcext:value-type="currency">
            <text:p>$1,806.60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61"/>
          <table:table-cell/>
          <table:table-cell table:style-name="Default"/>
          <table:table-cell table:number-columns-repeated="4"/>
          <table:table-cell table:style-name="ce77"/>
          <table:table-cell table:number-columns-repeated="10"/>
        </table:table-row>
        <table:table-row table:style-name="ro3">
          <table:table-cell table:style-name="ce52" office:value-type="string" calcext:value-type="string">
            <text:p>Models</text:p>
          </table:table-cell>
          <table:table-cell table:style-name="ce58"/>
          <table:table-cell table:style-name="ce60"/>
          <table:table-cell table:style-name="ce65" office:value-type="string" calcext:value-type="string">
            <text:p>Category %:</text:p>
          </table:table-cell>
          <table:table-cell table:style-name="ce67" office:value-type="percentage" office:value="0.4" calcext:value-type="percentage">
            <text:p>40.00%</text:p>
          </table:table-cell>
          <table:table-cell table:style-name="ce58" table:number-columns-repeated="3"/>
          <table:table-cell table:style-name="ce73" table:formula="of:=[.D17] * [.E32]" office:value-type="currency" office:currency="CAD" office:value="2408.8" calcext:value-type="currency" table:number-columns-spanned="2" table:number-rows-spanned="1">
            <text:p>$2,408.80</text:p>
          </table:table-cell>
          <table:covered-table-cell table:style-name="ce73"/>
          <table:table-cell table:number-columns-repeated="10"/>
        </table:table-row>
        <table:table-row table:style-name="ro3">
          <table:table-cell office:value-type="string" calcext:value-type="string">
            <text:p>Characters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4" calcext:value-type="percentage">
            <text:p>4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32] * [.E33]" office:value-type="currency" office:currency="CAD" office:value="963.52" calcext:value-type="currency">
            <text:p>$963.5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nemies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2" calcext:value-type="percentage">
            <text:p>2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32] * [.E34]" office:value-type="currency" office:currency="CAD" office:value="481.76" calcext:value-type="currency">
            <text:p>$481.7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tems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32] * [.E35]" office:value-type="currency" office:currency="CAD" office:value="240.88" calcext:value-type="currency">
            <text:p>$240.8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nvironment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32] * [.E36]" office:value-type="currency" office:currency="CAD" office:value="602.2" calcext:value-type="currency">
            <text:p>$602.2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Other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05" calcext:value-type="percentage">
            <text:p>5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32] * [.E37]" office:value-type="currency" office:currency="CAD" office:value="120.44" calcext:value-type="currency">
            <text:p>$120.44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Percentage Claimed:</text:p>
          </table:table-cell>
          <table:table-cell table:style-name="ce69" table:formula="of:=SUM([.E33:.E37])" office:value-type="percentage" office:value="1" calcext:value-type="percentage">
            <text:p>100.00%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2" office:value-type="string" calcext:value-type="string">
            <text:p>Marketing</text:p>
          </table:table-cell>
          <table:table-cell table:style-name="ce58"/>
          <table:table-cell table:style-name="ce60"/>
          <table:table-cell table:style-name="ce65" office:value-type="string" calcext:value-type="string">
            <text:p>Category %:</text:p>
          </table:table-cell>
          <table:table-cell table:style-name="ce67" office:value-type="percentage" office:value="0.1" calcext:value-type="percentage">
            <text:p>10.00%</text:p>
          </table:table-cell>
          <table:table-cell table:style-name="ce58" table:number-columns-repeated="3"/>
          <table:table-cell table:style-name="ce73" table:formula="of:=[.D17] * [.E40]" office:value-type="currency" office:currency="CAD" office:value="602.2" calcext:value-type="currency" table:number-columns-spanned="2" table:number-rows-spanned="1">
            <text:p>$602.20</text:p>
          </table:table-cell>
          <table:covered-table-cell table:style-name="ce73"/>
          <table:table-cell table:number-columns-repeated="10"/>
        </table:table-row>
        <table:table-row table:style-name="ro3">
          <table:table-cell office:value-type="string" calcext:value-type="string">
            <text:p>Video Advert Creation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2" calcext:value-type="percentage">
            <text:p>2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40] * [.E41]" office:value-type="currency" office:currency="CAD" office:value="120.44" calcext:value-type="currency">
            <text:p>$120.4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mage Advert Creation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40] * [.E42]" office:value-type="currency" office:currency="CAD" office:value="60.22" calcext:value-type="currency">
            <text:p>$60.2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dvertising Company 1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4" calcext:value-type="percentage">
            <text:p>4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40] * [.E43]" office:value-type="currency" office:currency="CAD" office:value="240.88" calcext:value-type="currency">
            <text:p>$240.8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dvertising Company 2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2" calcext:value-type="percentage">
            <text:p>2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40] * [.E44]" office:value-type="currency" office:currency="CAD" office:value="120.44" calcext:value-type="currency">
            <text:p>$120.4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dvertising Company 3</text:p>
          </table:table-cell>
          <table:table-cell/>
          <table:table-cell table:style-name="ce61"/>
          <table:table-cell office:value-type="string" calcext:value-type="string">
            <text:p>Planned %:</text:p>
          </table:table-cell>
          <table:table-cell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Available Budget:</text:p>
          </table:table-cell>
          <table:table-cell table:formula="of:=[.I40] * [.E45]" office:value-type="currency" office:currency="CAD" office:value="60.22" calcext:value-type="currency">
            <text:p>$60.22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office:value-type="string" calcext:value-type="string">
            <text:p>Percentage Claimed:</text:p>
          </table:table-cell>
          <table:table-cell table:style-name="ce69" table:formula="of:=SUM([.E41:.E45])" office:value-type="percentage" office:value="1" calcext:value-type="percentage">
            <text:p>100.00%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 table:number-rows-repeated="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6"/>
          <table:table-cell table:style-name="ce78"/>
          <table:table-cell/>
          <table:table-cell table:style-name="ce56"/>
          <table:table-cell table:number-columns-repeated="2"/>
          <table:table-cell table:style-name="ce56"/>
          <table:table-cell table:style-name="ce76"/>
        </table:table-row>
      </table:table>
      <table:table table:name="Employee Cost Manager" table:style-name="ta1" table:print-ranges="'Employee Cost Manager'.A1:'Employee Cost Manager'.J49">
        <table:table-column table:style-name="co1" table:number-columns-repeated="2" table:default-cell-style-name="Default"/>
        <table:table-column table:style-name="co1" table:default-cell-style-name="ce56"/>
        <table:table-column table:style-name="co1" table:default-cell-style-name="ce78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1" table:default-cell-style-name="ce56"/>
        <table:table-column table:style-name="co1" table:default-cell-style-name="ce76"/>
        <table:table-row table:style-name="ro1">
          <table:table-cell table:style-name="ce79" table:formula="of:=['Resource Budgeting Calculator'.A1]" office:value-type="string" office:string-value="[PROJECT NAME]" calcext:value-type="string">
            <text:p>[PROJECT NAME]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71"/>
        </table:table-row>
        <table:table-row table:style-name="ro2">
          <table:table-cell table:style-name="ce45" office:value-type="string" calcext:value-type="string">
            <text:p>Total Budget:</text:p>
          </table:table-cell>
          <table:table-cell/>
          <table:table-cell table:style-name="Default"/>
          <table:table-cell table:style-name="ce62" table:formula="of:=['Resource Budgeting Calculator'.D2]" office:value-type="currency" office:currency="CAD" office:value="25000" calcext:value-type="currency" table:number-columns-spanned="2" table:number-rows-spanned="1">
            <text:p>$25,000.00</text:p>
          </table:table-cell>
          <table:covered-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46" office:value-type="string" calcext:value-type="string" table:number-columns-spanned="3" table:number-rows-spanned="1">
            <text:p>Target Periods To Complete:</text:p>
          </table:table-cell>
          <table:covered-table-cell/>
          <table:covered-table-cell table:style-name="Default"/>
          <table:table-cell table:style-name="ce63" table:formula="of:=['Resource Budgeting Calculator'.D4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47" office:value-type="string" calcext:value-type="string">
            <text:p>*Periods are 4 week intervals*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47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Employee List – Administration</text:p>
          </table:table-cell>
          <table:table-cell table:style-name="ce59" table:number-columns-repeated="9"/>
        </table:table-row>
        <table:table-row table:style-name="ro3">
          <table:table-cell table:style-name="ce80" office:value-type="string" calcext:value-type="string">
            <text:p>Admin 1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5" calcext:value-type="currency">
            <text:p>$15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riod Salary</text:p>
          </table:table-cell>
          <table:table-cell table:formula="of:=[.D8] * [.G8] * 4" office:value-type="currency" office:currency="CAD" office:value="2400" calcext:value-type="currency">
            <text:p>$2,400.00</text:p>
          </table:table-cell>
        </table:table-row>
        <table:table-row table:style-name="ro3">
          <table:table-cell table:style-name="ce80" office:value-type="string" calcext:value-type="string">
            <text:p>Admin 2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5" calcext:value-type="currency">
            <text:p>$15.0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5" calcext:value-type="float">
            <text:p>5</text:p>
          </table:table-cell>
          <table:table-cell/>
          <table:table-cell office:value-type="string" calcext:value-type="string">
            <text:p>Period Salary</text:p>
          </table:table-cell>
          <table:table-cell table:formula="of:=[.D9] * [.G9] * 4" office:value-type="currency" office:currency="CAD" office:value="300" calcext:value-type="currency">
            <text:p>$300.00</text:p>
          </table:table-cell>
        </table:table-row>
        <table:table-row table:style-name="ro3">
          <table:table-cell table:style-name="ce80" office:value-type="string" calcext:value-type="string">
            <text:p>Manager 1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2.5" calcext:value-type="currency">
            <text:p>$12.5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40" calcext:value-type="float">
            <text:p>40</text:p>
          </table:table-cell>
          <table:table-cell/>
          <table:table-cell office:value-type="string" calcext:value-type="string">
            <text:p>Period Salary</text:p>
          </table:table-cell>
          <table:table-cell table:formula="of:=[.D10] * [.G10] * 4" office:value-type="currency" office:currency="CAD" office:value="2000" calcext:value-type="currency">
            <text:p>$2,000.00</text:p>
          </table:table-cell>
        </table:table-row>
        <table:table-row table:style-name="ro3">
          <table:table-cell table:style-name="ce80" office:value-type="string" calcext:value-type="string">
            <text:p>Manager 2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2.5" calcext:value-type="currency">
            <text:p>$12.5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10" calcext:value-type="float">
            <text:p>10</text:p>
          </table:table-cell>
          <table:table-cell/>
          <table:table-cell office:value-type="string" calcext:value-type="string">
            <text:p>Period Salary</text:p>
          </table:table-cell>
          <table:table-cell table:formula="of:=[.D11] * [.G11] * 4" office:value-type="currency" office:currency="CAD" office:value="500" calcext:value-type="currency">
            <text:p>$50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12] * [.G12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13] * [.G13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14] * [.G14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15] * [.G15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16] * [.G16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17] * [.G17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style-name="ce51" office:value-type="string" calcext:value-type="string">
            <text:p>Employee List</text:p>
          </table:table-cell>
          <table:table-cell table:style-name="ce59" table:number-columns-repeated="9"/>
        </table:table-row>
        <table:table-row table:style-name="ro3">
          <table:table-cell table:style-name="ce80" office:value-type="string" calcext:value-type="string">
            <text:p>Employee 1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20" calcext:value-type="float">
            <text:p>20</text:p>
          </table:table-cell>
          <table:table-cell/>
          <table:table-cell office:value-type="string" calcext:value-type="string">
            <text:p>Period Salary</text:p>
          </table:table-cell>
          <table:table-cell table:formula="of:=[.D19] * [.G19] * 4" office:value-type="currency" office:currency="CAD" office:value="800" calcext:value-type="currency">
            <text:p>$800.00</text:p>
          </table:table-cell>
        </table:table-row>
        <table:table-row table:style-name="ro3">
          <table:table-cell table:style-name="ce80" office:value-type="string" calcext:value-type="string">
            <text:p>Employee 2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5" calcext:value-type="float">
            <text:p>5</text:p>
          </table:table-cell>
          <table:table-cell/>
          <table:table-cell office:value-type="string" calcext:value-type="string">
            <text:p>Period Salary</text:p>
          </table:table-cell>
          <table:table-cell table:formula="of:=[.D20] * [.G20] * 4" office:value-type="currency" office:currency="CAD" office:value="200" calcext:value-type="currency">
            <text:p>$200.00</text:p>
          </table:table-cell>
        </table:table-row>
        <table:table-row table:style-name="ro3">
          <table:table-cell table:style-name="ce80" office:value-type="string" calcext:value-type="string">
            <text:p>Employee 3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8" calcext:value-type="float">
            <text:p>8</text:p>
          </table:table-cell>
          <table:table-cell/>
          <table:table-cell office:value-type="string" calcext:value-type="string">
            <text:p>Period Salary</text:p>
          </table:table-cell>
          <table:table-cell table:formula="of:=[.D21] * [.G21] * 4" office:value-type="currency" office:currency="CAD" office:value="320" calcext:value-type="currency">
            <text:p>$320.00</text:p>
          </table:table-cell>
        </table:table-row>
        <table:table-row table:style-name="ro3">
          <table:table-cell table:style-name="ce80" office:value-type="string" calcext:value-type="string">
            <text:p>Employee 4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table:style-name="ce71" office:value-type="float" office:value="15" calcext:value-type="float">
            <text:p>15</text:p>
          </table:table-cell>
          <table:table-cell/>
          <table:table-cell office:value-type="string" calcext:value-type="string">
            <text:p>Period Salary</text:p>
          </table:table-cell>
          <table:table-cell table:formula="of:=[.D22] * [.G22] * 4" office:value-type="currency" office:currency="CAD" office:value="600" calcext:value-type="currency">
            <text:p>$600.00</text:p>
          </table:table-cell>
        </table:table-row>
        <table:table-row table:style-name="ro3">
          <table:table-cell table:style-name="ce80" office:value-type="string" calcext:value-type="string">
            <text:p>Employee 5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iod Salary</text:p>
          </table:table-cell>
          <table:table-cell table:formula="of:=[.D23] * [.G23] * 4" office:value-type="currency" office:currency="CAD" office:value="400" calcext:value-type="currency">
            <text:p>$400.00</text:p>
          </table:table-cell>
        </table:table-row>
        <table:table-row table:style-name="ro3">
          <table:table-cell table:style-name="ce80" office:value-type="string" calcext:value-type="string">
            <text:p>Employee 6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eriod Salary</text:p>
          </table:table-cell>
          <table:table-cell table:formula="of:=[.D24] * [.G24] * 4" office:value-type="currency" office:currency="CAD" office:value="360" calcext:value-type="currency">
            <text:p>$360.00</text:p>
          </table:table-cell>
        </table:table-row>
        <table:table-row table:style-name="ro3">
          <table:table-cell table:style-name="ce80" office:value-type="string" calcext:value-type="string">
            <text:p>Employee 7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iod Salary</text:p>
          </table:table-cell>
          <table:table-cell table:formula="of:=[.D25] * [.G25] * 4" office:value-type="currency" office:currency="CAD" office:value="160" calcext:value-type="currency">
            <text:p>$160.00</text:p>
          </table:table-cell>
        </table:table-row>
        <table:table-row table:style-name="ro3">
          <table:table-cell table:style-name="ce80" office:value-type="string" calcext:value-type="string">
            <text:p>Employee 8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iod Salary</text:p>
          </table:table-cell>
          <table:table-cell table:formula="of:=[.D26] * [.G26] * 4" office:value-type="currency" office:currency="CAD" office:value="280" calcext:value-type="currency">
            <text:p>$280.00</text:p>
          </table:table-cell>
        </table:table-row>
        <table:table-row table:style-name="ro3">
          <table:table-cell table:style-name="ce80" office:value-type="string" calcext:value-type="string">
            <text:p>Employee 9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iod Salary</text:p>
          </table:table-cell>
          <table:table-cell table:formula="of:=[.D27] * [.G27] * 4" office:value-type="currency" office:currency="CAD" office:value="400" calcext:value-type="currency">
            <text:p>$400.00</text:p>
          </table:table-cell>
        </table:table-row>
        <table:table-row table:style-name="ro3">
          <table:table-cell table:style-name="ce80" office:value-type="string" calcext:value-type="string">
            <text:p>Employee 10</text:p>
          </table:table-cell>
          <table:table-cell/>
          <table:table-cell office:value-type="string" calcext:value-type="string">
            <text:p>Rate:</text:p>
          </table:table-cell>
          <table:table-cell table:style-name="ce81" office:value-type="currency" office:currency="CAD" office:value="10" calcext:value-type="currency">
            <text:p>$10.00</text:p>
          </table:table-cell>
          <table:table-cell/>
          <table:table-cell office:value-type="string" calcext:value-type="string">
            <text:p>Hours Per Week: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riod Salary</text:p>
          </table:table-cell>
          <table:table-cell table:formula="of:=[.D28] * [.G28] * 4" office:value-type="currency" office:currency="CAD" office:value="600" calcext:value-type="currency">
            <text:p>$60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29] * [.G29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0] * [.G30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1] * [.G31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2] * [.G32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3] * [.G33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4] * [.G34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5] * [.G35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6] * [.G36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7] * [.G37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8] * [.G38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39] * [.G39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0] * [.G40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1] * [.G41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2] * [.G42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3] * [.G43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4] * [.G44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5] * [.G45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6] * [.G46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7] * [.G47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8] * [.G48] * 4" office:value-type="currency" office:currency="CAD" office:value="0" calcext:value-type="currency">
            <text:p>$0.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te:</text:p>
          </table:table-cell>
          <table:table-cell table:number-columns-repeated="2"/>
          <table:table-cell office:value-type="string" calcext:value-type="string">
            <text:p>Hours Per Week:</text:p>
          </table:table-cell>
          <table:table-cell table:number-columns-repeated="2"/>
          <table:table-cell office:value-type="string" calcext:value-type="string">
            <text:p>Period Salary</text:p>
          </table:table-cell>
          <table:table-cell table:formula="of:=[.D49] * [.G49] * 4" office:value-type="currency" office:currency="CAD" office:value="0" calcext:value-type="currency">
            <text:p>$0.00</text:p>
          </table:table-cell>
        </table:table-row>
      </table:table>
      <table:table table:name="Project Tasks" table:style-name="ta1">
        <table:table-column table:style-name="co1" table:number-columns-repeated="3" table:default-cell-style-name="Default"/>
        <table:table-column table:style-name="co1" table:default-cell-style-name="ce56"/>
        <table:table-column table:style-name="co1" table:default-cell-style-name="ce84"/>
        <table:table-column table:style-name="co1" table:number-columns-repeated="3" table:default-cell-style-name="Default"/>
        <table:table-column table:style-name="co1" table:default-cell-style-name="ce56"/>
        <table:table-column table:style-name="co1" table:default-cell-style-name="Default"/>
        <table:table-column table:style-name="co3" table:number-columns-repeated="14" table:default-cell-style-name="Default"/>
        <table:table-row table:style-name="ro1">
          <table:table-cell table:style-name="ce79" table:formula="of:=['Employee Cost Manager'.A1]" office:value-type="string" office:string-value="[PROJECT NAME]" calcext:value-type="string">
            <text:p>[PROJECT NAME]</text:p>
          </table:table-cell>
          <table:table-cell table:style-name="ce83" table:number-columns-repeated="8"/>
          <table:table-cell table:style-name="ce56"/>
          <table:table-cell table:style-name="ce83" table:number-columns-repeated="14"/>
        </table:table-row>
        <table:table-row table:style-name="ro2">
          <table:table-cell table:style-name="ce45" office:value-type="string" calcext:value-type="string">
            <text:p>Total Budget:</text:p>
          </table:table-cell>
          <table:table-cell table:style-name="ce83" table:number-columns-repeated="2"/>
          <table:table-cell table:style-name="ce62" table:formula="of:=['Employee Cost Manager'.D2]" office:value-type="currency" office:currency="CAD" office:value="25000" calcext:value-type="currency" table:number-columns-spanned="2" table:number-rows-spanned="1">
            <text:p>$25,000.00</text:p>
          </table:table-cell>
          <table:covered-table-cell table:style-name="ce83"/>
          <table:table-cell table:style-name="ce83" table:number-columns-repeated="19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46" office:value-type="string" calcext:value-type="string" table:number-columns-spanned="3" table:number-rows-spanned="1">
            <text:p>Target Periods To Complete:</text:p>
          </table:table-cell>
          <table:covered-table-cell table:number-columns-repeated="2"/>
          <table:table-cell table:style-name="ce63" table:formula="of:=['Employee Cost Manager'.D4]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47" office:value-type="string" calcext:value-type="string">
            <text:p>*Periods are 4 week intervals*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47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51" office:value-type="string" calcext:value-type="string">
            <text:p>Task 1</text:p>
          </table:table-cell>
          <table:table-cell table:style-name="ce59" table:number-columns-repeated="8"/>
          <table:table-cell table:style-name="ce85" office:value-type="string" calcext:value-type="string">
            <text:p><text:span text:style-name="T1">Planned Completion Date: January 1</text:span><text:span text:style-name="T4">st</text:span>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ask Descrip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71" office:value-type="string" calcext:value-type="string">
            <text:p>Estimated Hours To Complete: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4"/>
        </table:table-row>
        <table:table-row table:style-name="ro4">
          <table:table-cell table:style-name="ce82" office:value-type="string" calcext:value-type="string" table:number-columns-spanned="10" table:number-rows-spanned="3">
            <text:p>Description Of Task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table-cell office:value-type="string" calcext:value-type="string">
            <text:p>Employee 1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5" calcext:value-type="percentage">
            <text:p>50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8] * [.E12]" office:value-type="float" office:value="5" calcext:value-type="float">
            <text:p>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2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8] * [.E13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3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8] * [.E14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8] * [.E15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8] * [.E16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51" office:value-type="string" calcext:value-type="string">
            <text:p>Task 2</text:p>
          </table:table-cell>
          <table:table-cell table:style-name="ce59" table:number-columns-repeated="8"/>
          <table:table-cell table:style-name="ce85" office:value-type="string" calcext:value-type="string">
            <text:p><text:span text:style-name="T1">Planned Completion Date: January 1</text:span><text:span text:style-name="T4">st</text:span>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ask Descrip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71" office:value-type="string" calcext:value-type="string">
            <text:p>Estimated Hours To Complete: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4"/>
        </table:table-row>
        <table:table-row table:style-name="ro4">
          <table:table-cell table:style-name="ce82" office:value-type="string" calcext:value-type="string" table:number-columns-spanned="10" table:number-rows-spanned="3">
            <text:p>Description Of Task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table-cell office:value-type="string" calcext:value-type="string">
            <text:p>Employee 1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5" calcext:value-type="percentage">
            <text:p>50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19] * [.E23]" office:value-type="float" office:value="5" calcext:value-type="float">
            <text:p>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2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19] * [.E24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3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19] * [.E25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19] * [.E26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19] * [.E27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51" office:value-type="string" calcext:value-type="string">
            <text:p>Task 3</text:p>
          </table:table-cell>
          <table:table-cell table:style-name="ce59" table:number-columns-repeated="8"/>
          <table:table-cell table:style-name="ce85" office:value-type="string" calcext:value-type="string">
            <text:p><text:span text:style-name="T1">Planned Completion Date: January 1</text:span><text:span text:style-name="T4">st</text:span>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ask Descrip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71" office:value-type="string" calcext:value-type="string">
            <text:p>Estimated Hours To Complete: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4"/>
        </table:table-row>
        <table:table-row table:style-name="ro4">
          <table:table-cell table:style-name="ce82" office:value-type="string" calcext:value-type="string" table:number-columns-spanned="10" table:number-rows-spanned="3">
            <text:p>Description Of Task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table-cell office:value-type="string" calcext:value-type="string">
            <text:p>Employee 1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5" calcext:value-type="percentage">
            <text:p>50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30] * [.E34]" office:value-type="float" office:value="5" calcext:value-type="float">
            <text:p>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2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30] * [.E35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3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30] * [.E36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30] * [.E37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30] * [.E38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4">
          <table:table-cell table:style-name="ce51" office:value-type="string" calcext:value-type="string">
            <text:p>Task 4</text:p>
          </table:table-cell>
          <table:table-cell table:style-name="ce59" table:number-columns-repeated="8"/>
          <table:table-cell table:style-name="ce85" office:value-type="string" calcext:value-type="string">
            <text:p><text:span text:style-name="T1">Planned Completion Date: January 1</text:span><text:span text:style-name="T4">st</text:span>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ask Descrip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71" office:value-type="string" calcext:value-type="string">
            <text:p>Estimated Hours To Complete: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14"/>
        </table:table-row>
        <table:table-row table:style-name="ro4">
          <table:table-cell table:style-name="ce82" office:value-type="string" calcext:value-type="string" table:number-columns-spanned="10" table:number-rows-spanned="3">
            <text:p>Description Of Task</text:p>
          </table:table-cell>
          <table:covered-table-cell table:number-columns-repeated="2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covered-table-cell/>
          <table:table-cell table:number-columns-repeated="14"/>
        </table:table-row>
        <table:table-row table:style-name="ro4">
          <table:table-cell office:value-type="string" calcext:value-type="string">
            <text:p>Employee 1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5" calcext:value-type="percentage">
            <text:p>50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41] * [.E45]" office:value-type="float" office:value="5" calcext:value-type="float">
            <text:p>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2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41] * [.E46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mployee 3</text:p>
          </table:table-cell>
          <table:table-cell table:number-columns-repeated="2"/>
          <table:table-cell office:value-type="string" calcext:value-type="string">
            <text:p>Contribution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/>
          <table:table-cell office:value-type="string" calcext:value-type="string">
            <text:p>Max Hours On Task:</text:p>
          </table:table-cell>
          <table:table-cell table:formula="of:=[.J41] * [.E47]" office:value-type="float" office:value="2.5" calcext:value-type="float">
            <text:p>2.5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41] * [.E48]"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Contribution%</text:p>
          </table:table-cell>
          <table:table-cell table:number-columns-repeated="4"/>
          <table:table-cell office:value-type="string" calcext:value-type="string">
            <text:p>Max Hours On Task:</text:p>
          </table:table-cell>
          <table:table-cell table:formula="of:=[.J41] * [.E49]"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Verdana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Verdan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<text:span text:style-name="MT1">Project Management Documentation © 2020 SoftWeir Inc.</text:span></text:p>
        </style:region-left>
        <style:region-right>
          <text:p><text:span text:style-name="MT1">www.softweir.ca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00-00-00</text:date>, <text:time style:data-style-name="N2" text:time-value="11:50:59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4:22:24.319000000</meta:creation-date>
    <dc:date>2020-10-19T11:51:21.130000000</dc:date>
    <meta:editing-duration>PT1H2M30S</meta:editing-duration>
    <meta:editing-cycles>12</meta:editing-cycles>
    <meta:generator>LibreOffice/6.1.5.2$Windows_X86_64 LibreOffice_project/90f8dcf33c87b3705e78202e3df5142b201bd805</meta:generator>
    <dc:description>Copyright © 2020 SoftWeir Inc.
https://www.softweir.ca</dc:description>
    <dc:title>SoftWeir Project Management Documentation Builder</dc:title>
    <meta:document-statistic meta:table-count="3" meta:cell-count="489" meta:object-count="0"/>
  </office:meta>
</office:document-meta>
</file>